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" fo:font-size="24pt" style:font-size-asian="24pt" style:font-size-complex="24pt"/>
    </style:style>
    <style:style style:name="P3" style:family="paragraph">
      <style:paragraph-properties fo:text-align="start"/>
      <style:text-properties style:text-line-through-style="none" fo:font-family="Arial" style:font-style-name="Обычный" style:font-family-generic="swiss" fo:font-size="18pt" fo:font-style="normal" style:text-underline-style="non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2" form:control-implementation="ooo:com.sun.star.form.component.RadioButton" form:id="control6" form:label="Переключатель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3" form:control-implementation="ooo:com.sun.star.form.component.RadioButton" form:id="control7" form:label="Переключатель 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/>
            <form:option form:label="Эдемент3"/>
          </form:listbox>
          <form:combobox form:name="Поле со списком 1" form:control-implementation="ooo:com.sun.star.form.component.ComboBox" form:id="control9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0" draw:style-name="gr1" draw:text-style-name="P3" svg:width="4.682cm" svg:height="0.713cm" svg:x="1.214cm" svg:y="1.191cm" draw:control="control1"/><draw:control text:anchor-type="paragraph" draw:z-index="1" draw:style-name="gr2" draw:text-style-name="P4" svg:width="2.504cm" svg:height="0.854cm" svg:x="0.787cm" svg:y="2.798cm" draw:control="control2"/><draw:control text:anchor-type="paragraph" draw:z-index="2" draw:style-name="gr2" draw:text-style-name="P4" svg:width="4.275cm" svg:height="0.999cm" svg:x="2.882cm" svg:y="2.798cm" draw:control="control3"/><draw:control text:anchor-type="paragraph" draw:z-index="3" draw:style-name="gr1" draw:text-style-name="P5" svg:width="10.217cm" svg:height="4.172cm" svg:x="0.767cm" svg:y="4.142cm" draw:control="control4"/><draw:control text:anchor-type="paragraph" draw:z-index="4" draw:style-name="gr2" draw:text-style-name="P4" svg:width="3.236cm" svg:height="0.816cm" svg:x="0.808cm" svg:y="8.781cm" draw:control="control5"/><draw:control text:anchor-type="paragraph" draw:z-index="5" draw:style-name="gr2" draw:text-style-name="P4" svg:width="3.807cm" svg:height="0.652cm" svg:x="4.369cm" svg:y="8.985cm" draw:control="control6"/><draw:control text:anchor-type="paragraph" draw:z-index="6" draw:style-name="gr2" draw:text-style-name="P4" svg:width="3.462cm" svg:height="0.895cm" svg:x="7.768cm" svg:y="8.742cm" draw:control="control7"/><draw:control text:anchor-type="paragraph" draw:z-index="7" draw:style-name="gr1" draw:text-style-name="P4" svg:width="5.007cm" svg:height="2.382cm" svg:x="0.665cm" svg:y="10.003cm" draw:control="control8"/><draw:control text:anchor-type="paragraph" draw:z-index="8" draw:style-name="gr1" draw:text-style-name="P4" svg:width="4.194cm" svg:height="2.423cm" svg:x="6.546cm" svg:y="9.962cm" draw:control="control9"/><draw:control text:anchor-type="paragraph" draw:z-index="9" draw:style-name="gr3" draw:text-style-name="P4" svg:width="3.908cm" svg:height="0.692cm" svg:x="1.154cm" svg:y="13.219cm" draw:control="control10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1-16T16:19:32.40</dc:date>
    <dc:creator>Dmitry Derenok</dc:creator>
    <meta:editing-duration>PT06H28M00S</meta:editing-duration>
    <meta:editing-cycles>7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